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2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1"><text:placeholder text:placeholder-type="text">&lt;o.ref&gt;</text:placeholder></text:p>
          </table:table-cell>
          <table:table-cell table:style-name="Tabella1.B2" office:value-type="string">
            <text:p text:style-name="P20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20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20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14">Rif. DDT</text:p>
          </table:table-cell>
          <table:covered-table-cell/>
          <table:table-cell table:style-name="Tabella1.G3" table:number-columns-spanned="2" office:value-type="string">
            <text:p text:style-name="P14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8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8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3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3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0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9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8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5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1.725cm" fo:margin-right="0.00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tyle:rel-width="scale" svg:height="0.76cm" style:rel-height="80%" draw:z-index="2"><draw:text-box fo:min-width="0.93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39:01.374433917</dc:date>
    <meta:editing-duration>P1DT16H6M9S</meta:editing-duration>
    <meta:editing-cycles>436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